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b4ff"/>
    </style:style>
    <style:style style:name="gr4" style:family="graphic" style:parent-style-name="standard">
      <style:graphic-properties draw:stroke="none" svg:stroke-width="0.001cm" draw:fill-color="#005a80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4.221cm" svg:y="-5cm"/>
          <draw:glue-point draw:id="5" svg:x="5cm" svg:y="-5cm"/>
          <draw:glue-point draw:id="6" svg:x="0.389cm" svg:y="-5cm"/>
          <draw:glue-point draw:id="7" svg:x="-5cm" svg:y="5cm"/>
          <draw:glue-point draw:id="8" svg:x="4.218cm" svg:y="5cm"/>
          <draw:glue-point draw:id="9" svg:x="-0.391cm" svg:y="5cm"/>
          <draw:glue-point draw:id="10" svg:x="-5cm" svg:y="-3.935cm"/>
          <draw:glue-point draw:id="11" svg:x="-5cm" svg:y="0.531cm"/>
          <draw:glue-point draw:id="12" svg:x="-5cm" svg:y="-1.559cm"/>
          <draw:glue-point draw:id="13" svg:x="5cm" svg:y="3.85cm"/>
          <draw:glue-point draw:id="14" svg:x="5cm" svg:y="-0.575cm"/>
          <draw:glue-point draw:id="15" svg:x="-0.455cm" svg:y="-0.153cm"/>
          <draw:polygon draw:style-name="gr1" draw:layer="layout" svg:width="0.868cm" svg:height="1.787cm" svg:x="1.834cm" svg:y="0.213cm" svg:viewBox="0 0 869 1788" draw:points="0,0 0,1788 869,1788 869,0">
            <text:p/>
          </draw:polygon>
          <draw:line draw:style-name="gr2" draw:layer="layout" svg:x1="1.834cm" svg:y1="0.213cm" svg:x2="1.834cm" svg:y2="2.001cm">
            <text:p/>
          </draw:line>
          <draw:line draw:style-name="gr2" draw:layer="layout" svg:x1="1.834cm" svg:y1="2cm" svg:x2="2.703cm" svg:y2="2cm">
            <text:p/>
          </draw:line>
          <draw:line draw:style-name="gr2" draw:layer="layout" svg:x1="2.701cm" svg:y1="2.001cm" svg:x2="2.701cm" svg:y2="0.213cm">
            <text:p/>
          </draw:line>
          <draw:line draw:style-name="gr2" draw:layer="layout" svg:x1="2.703cm" svg:y1="0.213cm" svg:x2="1.834cm" svg:y2="0.213cm">
            <text:p/>
          </draw:line>
          <draw:polygon draw:style-name="gr1" draw:layer="layout" svg:width="0.819cm" svg:height="1.787cm" svg:x="1.015cm" svg:y="0.213cm" svg:viewBox="0 0 820 1788" draw:points="16,0 0,1788 820,1788 820,0">
            <text:p/>
          </draw:polygon>
          <draw:line draw:style-name="gr2" draw:layer="layout" svg:x1="1.032cm" svg:y1="0.213cm" svg:x2="1.015cm" svg:y2="2.001cm">
            <text:p/>
          </draw:line>
          <draw:line draw:style-name="gr2" draw:layer="layout" svg:x1="1.015cm" svg:y1="2cm" svg:x2="1.835cm" svg:y2="2cm">
            <text:p/>
          </draw:line>
          <draw:line draw:style-name="gr2" draw:layer="layout" svg:x1="1.834cm" svg:y1="2.001cm" svg:x2="1.834cm" svg:y2="0.213cm">
            <text:p/>
          </draw:line>
          <draw:line draw:style-name="gr2" draw:layer="layout" svg:x1="1.834cm" svg:y1="0.213cm" svg:x2="1.031cm" svg:y2="0.213cm">
            <text:p/>
          </draw:line>
          <draw:polygon draw:style-name="gr1" draw:layer="layout" svg:width="1.031cm" svg:height="1.787cm" svg:x="0cm" svg:y="0.213cm" svg:viewBox="0 0 1032 1788" draw:points="0,0 0,1788 1032,1788 1032,0">
            <text:p/>
          </draw:polygon>
          <draw:line draw:style-name="gr2" draw:layer="layout" svg:x1="0cm" svg:y1="0.213cm" svg:x2="0cm" svg:y2="2.001cm">
            <text:p/>
          </draw:line>
          <draw:line draw:style-name="gr2" draw:layer="layout" svg:x1="0cm" svg:y1="2cm" svg:x2="1.032cm" svg:y2="2cm">
            <text:p/>
          </draw:line>
          <draw:line draw:style-name="gr2" draw:layer="layout" svg:x1="1.031cm" svg:y1="2.001cm" svg:x2="1.031cm" svg:y2="0.213cm">
            <text:p/>
          </draw:line>
          <draw:line draw:style-name="gr2" draw:layer="layout" svg:x1="1.032cm" svg:y1="0.213cm" svg:x2="0cm" svg:y2="0.213cm">
            <text:p/>
          </draw:line>
          <draw:polygon draw:style-name="gr3" draw:layer="layout" svg:width="2.93cm" svg:height="0.213cm" svg:x="0cm" svg:y="0cm" svg:viewBox="0 0 2931 214" draw:points="0,214 228,0 2931,0 2701,214">
            <text:p/>
          </draw:polygon>
          <draw:line draw:style-name="gr2" draw:layer="layout" svg:x1="0cm" svg:y1="0.214cm" svg:x2="0.229cm" svg:y2="0cm">
            <text:p/>
          </draw:line>
          <draw:line draw:style-name="gr2" draw:layer="layout" svg:x1="0.228cm" svg:y1="0cm" svg:x2="2.931cm" svg:y2="0cm">
            <text:p/>
          </draw:line>
          <draw:line draw:style-name="gr2" draw:layer="layout" svg:x1="2.931cm" svg:y1="0cm" svg:x2="2.701cm" svg:y2="0.214cm">
            <text:p/>
          </draw:line>
          <draw:line draw:style-name="gr2" draw:layer="layout" svg:x1="2.702cm" svg:y1="0.213cm" svg:x2="0cm" svg:y2="0.213cm">
            <text:p/>
          </draw:line>
          <draw:polygon draw:style-name="gr4" draw:layer="layout" svg:width="0.229cm" svg:height="1.983cm" svg:x="2.701cm" svg:y="0cm" svg:viewBox="0 0 230 1984" draw:points="0,213 230,0 230,1770 0,1984">
            <text:p/>
          </draw:polygon>
          <draw:line draw:style-name="gr2" draw:layer="layout" svg:x1="2.701cm" svg:y1="0.214cm" svg:x2="2.931cm" svg:y2="0cm">
            <text:p/>
          </draw:line>
          <draw:line draw:style-name="gr2" draw:layer="layout" svg:x1="2.93cm" svg:y1="0cm" svg:x2="2.93cm" svg:y2="1.771cm">
            <text:p/>
          </draw:line>
          <draw:line draw:style-name="gr2" draw:layer="layout" svg:x1="2.931cm" svg:y1="1.77cm" svg:x2="2.701cm" svg:y2="1.984cm">
            <text:p/>
          </draw:line>
          <draw:line draw:style-name="gr2" draw:layer="layout" svg:x1="2.701cm" svg:y1="1.984cm" svg:x2="2.701cm" svg:y2="0.213cm">
            <text:p/>
          </draw:line>
          <draw:polygon draw:style-name="gr5" draw:layer="layout" svg:width="0.983cm" svg:height="0.344cm" svg:x="0.033cm" svg:y="0.459cm" svg:viewBox="0 0 984 345" draw:points="737,97 737,0 984,164 737,345 737,246 0,246 0,97">
            <text:p/>
          </draw:polygon>
          <draw:polygon draw:style-name="gr5" draw:layer="layout" svg:width="0.983cm" svg:height="0.345cm" svg:x="0.033cm" svg:y="0.95cm" svg:viewBox="0 0 984 346" draw:points="737,99 737,0 984,165 737,346 737,247 0,247 0,99">
            <text:p/>
          </draw:polygon>
          <draw:polygon draw:style-name="gr5" draw:layer="layout" svg:width="0.983cm" svg:height="0.345cm" svg:x="0.033cm" svg:y="1.442cm" svg:viewBox="0 0 984 346" draw:points="737,99 737,0 984,165 737,346 737,247 0,247 0,99">
            <text:p/>
          </draw:polygon>
          <draw:polygon draw:style-name="gr5" draw:layer="layout" svg:width="0.77cm" svg:height="0.541cm" svg:x="1.916cm" svg:y="0.525cm" svg:viewBox="0 0 771 542" draw:points="442,98 442,0 771,295 442,542 442,443 0,443 0,98">
            <text:p/>
          </draw:polygon>
          <draw:polygon draw:style-name="gr5" draw:layer="layout" svg:width="0.77cm" svg:height="0.541cm" svg:x="1.916cm" svg:y="1.18cm" svg:viewBox="0 0 771 542" draw:points="442,98 442,0 771,295 442,542 442,443 0,443 0,98">
            <text:p/>
          </draw:polygon>
          <draw:polygon draw:style-name="gr6" draw:layer="layout" svg:width="0.983cm" svg:height="0.328cm" svg:x="0.033cm" svg:y="0.459cm" svg:viewBox="0 0 984 329" draw:points="737,97 737,0 984,164 737,329 737,230 0,230 0,97">
            <text:p/>
          </draw:polygon>
          <draw:polygon draw:style-name="gr6" draw:layer="layout" svg:width="0.983cm" svg:height="0.328cm" svg:x="0.033cm" svg:y="0.95cm" svg:viewBox="0 0 984 329" draw:points="737,99 737,0 984,164 737,329 737,230 0,230 0,99">
            <text:p/>
          </draw:polygon>
          <draw:polygon draw:style-name="gr6" draw:layer="layout" svg:width="0.983cm" svg:height="0.328cm" svg:x="0.033cm" svg:y="1.442cm" svg:viewBox="0 0 984 329" draw:points="737,99 737,0 984,164 737,329 737,230 0,230 0,99">
            <text:p/>
          </draw:polygon>
          <draw:polygon draw:style-name="gr6" draw:layer="layout" svg:width="0.786cm" svg:height="0.557cm" svg:x="1.899cm" svg:y="0.508cm" svg:viewBox="0 0 787 558" draw:points="458,98 458,0 787,294 458,558 458,459 0,459 0,98">
            <text:p/>
          </draw:polygon>
          <draw:polygon draw:style-name="gr6" draw:layer="layout" svg:width="0.786cm" svg:height="0.557cm" svg:x="1.899cm" svg:y="1.164cm" svg:viewBox="0 0 787 558" draw:points="458,98 458,0 787,295 458,558 458,459 0,459 0,98">
            <text:p/>
          </draw:polygon>
          <draw:polygon draw:style-name="gr5" draw:layer="layout" svg:width="0.639cm" svg:height="0.23cm" svg:x="1.146cm" svg:y="0.36cm" svg:viewBox="0 0 640 231" draw:points="475,66 475,0 640,115 475,231 475,165 0,165 0,66">
            <text:p/>
          </draw:polygon>
          <draw:polygon draw:style-name="gr5" draw:layer="layout" svg:width="0.639cm" svg:height="0.229cm" svg:x="1.146cm" svg:y="0.688cm" svg:viewBox="0 0 640 230" draw:points="475,65 475,0 640,115 475,230 475,164 0,164 0,65">
            <text:p/>
          </draw:polygon>
          <draw:polygon draw:style-name="gr5" draw:layer="layout" svg:width="0.639cm" svg:height="0.213cm" svg:x="1.146cm" svg:y="1.016cm" svg:viewBox="0 0 640 214" draw:points="475,66 475,0 640,99 475,214 475,148 0,148 0,66">
            <text:p/>
          </draw:polygon>
          <draw:polygon draw:style-name="gr5" draw:layer="layout" svg:width="0.639cm" svg:height="0.23cm" svg:x="1.146cm" svg:y="1.328cm" svg:viewBox="0 0 640 231" draw:points="475,66 475,0 640,115 475,231 475,164 0,164 0,66">
            <text:p/>
          </draw:polygon>
          <draw:polygon draw:style-name="gr5" draw:layer="layout" svg:width="0.639cm" svg:height="0.229cm" svg:x="1.146cm" svg:y="1.655cm" svg:viewBox="0 0 640 230" draw:points="475,65 475,0 640,115 475,230 475,164 0,164 0,65">
            <text:p/>
          </draw:polygon>
          <draw:polygon draw:style-name="gr6" draw:layer="layout" svg:width="0.655cm" svg:height="0.213cm" svg:x="1.129cm" svg:y="0.36cm" svg:viewBox="0 0 656 214" draw:points="491,66 491,0 656,99 491,214 491,148 0,148 0,66">
            <text:p/>
          </draw:polygon>
          <draw:polygon draw:style-name="gr6" draw:layer="layout" svg:width="0.655cm" svg:height="0.229cm" svg:x="1.129cm" svg:y="0.672cm" svg:viewBox="0 0 656 230" draw:points="491,65 491,0 656,115 491,230 491,164 0,164 0,65">
            <text:p/>
          </draw:polygon>
          <draw:polygon draw:style-name="gr6" draw:layer="layout" svg:width="0.655cm" svg:height="0.229cm" svg:x="1.129cm" svg:y="1cm" svg:viewBox="0 0 656 230" draw:points="491,65 491,0 656,115 491,230 491,164 0,164 0,65">
            <text:p/>
          </draw:polygon>
          <draw:polygon draw:style-name="gr6" draw:layer="layout" svg:width="0.655cm" svg:height="0.23cm" svg:x="1.129cm" svg:y="1.328cm" svg:viewBox="0 0 656 231" draw:points="491,66 491,0 656,115 491,231 491,164 0,164 0,66">
            <text:p/>
          </draw:polygon>
          <draw:polygon draw:style-name="gr6" draw:layer="layout" svg:width="0.655cm" svg:height="0.213cm" svg:x="1.129cm" svg:y="1.655cm" svg:viewBox="0 0 656 214" draw:points="491,65 491,0 656,115 491,214 491,148 0,148 0,6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RateMUX</dc:title>
    <meta:creation-date>2011-02-07T16:43:27</meta:creation-date>
    <meta:editing-duration>P0D</meta:editing-duration>
    <meta:editing-cycles>1</meta:editing-cycles>
    <meta:document-statistic meta:object-count="46"/>
    <meta:generator>OpenOffice.org/3.3$Linux OpenOffice.org_project/330m20$Build-9567</meta:generator>
  </office:meta>
</office:document-meta>
</file>